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MONTELUIS, EDSON JAI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7039565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QUISPE MONTELUIS, EDSON JAI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039565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9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25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5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8/10/2021</text:p>
          </table:table-cell>
          <table:table-cell table:style-name="Tabla2.A2" office:value-type="string">
            <text:p text:style-name="P7">3141191</text:p>
          </table:table-cell>
          <table:table-cell table:style-name="Tabla2.A2" office:value-type="string">
            <text:p text:style-name="P7">252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NDUAVIC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3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9T00:07:2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